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5825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58256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4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</text:span></text:p>
      <text:p text:style-name="P2"><text:span text:style-name="T4">Быстрым шагом Алехин прошмыгнул наверх. Заметившая его Даша вышла из кухни и направилась следом. Парень торопливо прохаживался по комнате в поисках чего-то, торопливо окидывая взглядом каждый уголок.</text:span></text:p>
      <text:p text:style-name="P2"><text:span text:style-name="T4">–Саш, ты опять куда-то собрался? А как же учеба? А как же мы? Ты совсем не приходишь домой, – сказала расстроено мать. </text:span></text:p>
      <text:p text:style-name="P2"><text:span text:style-name="T4">–Мам, прости, у меня слишком много дел. Заеду, когда будет время – ответил Александр и, взяв со стола небольшой брелок, быстро удалился. </text:span></text:p>
      <text:p text:style-name="P2"><text:span text:style-name="T4">Упав в кресло, Даша тихо заплакала. В комнату незаметно вошла Джейн. Увидев происходящее, она села рядом с ней и нежно обняла. </text:span></text:p>
      <text:p text:style-name="P2"><text:span text:style-name="T4">–Что случилось? – тихо спросила женщина.</text:span></text:p>
      <text:p text:style-name="P2"><text:span text:style-name="T4">–Видимо я потеряла его. Он весь пошел в отца, – ответила Алехина. </text:span></text:p>
      <text:p text:style-name="P2"><text:span text:style-name="T4">–Он рано вырос, но не переживай, жизнь научит его. Все наладится. Ему просто нужна та, кто будет следить за ним, – сказала Джейн задумчиво. </text:span></text:p>
      <text:p text:style-name="P2"><text:span text:style-name="T4">–Я не нахожу себе места в последнее время. Он стал совершенно неконтролируемым. Он забыл о нас. А у Павла после смерти отца тоже еще нервы не встали на место. Он все время твердит, что его убили, но врачи явно сказали причину смерти.</text:span></text:p>
      <text:p text:style-name="P2"><text:span text:style-name="T4">–Ничего, Евгений вытащит его. Думаю, полет в Париж пойдет им на пользу. </text:span></text:p>
      <text:p text:style-name="P2"><text:span text:style-name="T4">Неожиданно раздался звонок в дверь. Настя спустилась и, щелкнув замком, надавила на ручку. На пороге стояла Алина с ужасом на лице. </text:span></text:p>
      <text:p text:style-name="P2"><text:soft-page-break/><text:span text:style-name="T4">–Настя, Настя, срочно, помоги! Они убьют его! – протараторила Алина. </text:span></text:p>
      <text:p text:style-name="P2"><text:span text:style-name="T4">–Кого? Что случилось?</text:span></text:p>
      <text:p text:style-name="P2"><text:span text:style-name="T4">–Эдуард и его люди. Александр им забил стрелу, а это же отъявленная мафия. </text:span></text:p>
      <text:p text:style-name="P2"><text:span text:style-name="T4">–Нда. Ладно, сейчас. Жди здесь, – сказала девушка и рванула наверх.</text:span></text:p>
      <text:p text:style-name="P2"><text:span text:style-name="T4">Вбежав в комнату, Настя схватила небольшой титановый чемодан и побежала к Даше. </text:span></text:p>
      <text:p text:style-name="P2"><text:span text:style-name="T4">–Дарья Дмитриевна, мне нужна машина! Все объясню, когда приеду. У вашего сына проблемы, – спокойно сказала она. </text:span></text:p>
      <text:p text:style-name="P2"><text:span text:style-name="T4">–Что?! Что случилось?! </text:span></text:p>
      <text:p text:style-name="P2"><text:span text:style-name="T4">–Нет времени объяснять! </text:span></text:p>
      <text:p text:style-name="P2"><text:span text:style-name="T4">–Анастасия Евгеньевна! – строго сказала Джейн. </text:span></text:p>
      <text:p text:style-name="P2"><text:span text:style-name="T4">–Ключи на полке, – сказала Даша. </text:span></text:p>
      <text:p text:style-name="P2"><text:span text:style-name="T4">Уже через 15 минут девушки сидели в машине. Настя уверенно смотрела на дорогу, все увеличивая скорость, и направляясь в сторону лесополосы. </text:span></text:p>
      <text:p text:style-name="P2"><text:span text:style-name="T4">Тем временем Александр с уверенным видом вышел из машины, снимая темные очки. На лесной поляне стояли три черных джипа. Эдуард в сопровождении группы из 5 человек стоял, глядя на Алехина суровым взглядом. </text:span></text:p>
      <text:p text:style-name="P2"><text:span text:style-name="T4">–Отступись по-хорошему, сопляк! – крикнул тот.</text:span></text:p>
      <text:p text:style-name="P2"><text:span text:style-name="T4">–А ты давай один на один, без своих бугаев! – ответил Алехин. </text:span></text:p>
      <text:p text:style-name="P2"><text:span text:style-name="T4">–Ну давай, – ответил тот, скидывая кожаную куртку. </text:span></text:p>
      <text:p text:style-name="P2"><text:span text:style-name="T4">Алехин положил пиджак на капот новенькой Бугатти. Еще несколько секунд они смотрели друг на друга, медленно прохаживаясь по кругу, </text:span><text:soft-page-break/><text:span text:style-name="T4">но внезапно оба сцепились, нанося молниеносно кучу ударов. На лицах обоих уже пестрели синяки, но вот Эдуард резко и отрывисто ударил в грудь Александра. В глазах потемнело, Алехин отлетел, согнувшись, и в следующий момент на спину его обрушился тяжелый удар битой. Упав на землю, он кашлянул, забрызгивая кровью рубашку. </text:span></text:p>
      <text:p text:style-name="P2"><text:span text:style-name="T4">–А я предупреждал тебя! Объясните-ка ему, ребят кто мы такие и что с нами не стоит связываться. </text:span></text:p>
      <text:p text:style-name="P2"><text:span text:style-name="T4">–Да босс, – сказал один из них. </text:span></text:p>
      <text:p text:style-name="P2"><text:span text:style-name="T4">К Александру подбежали четверо. Двое наносили жестокие удары битами, другие же обрушали град ударов ногами в тяжелых берцах. Эдуард и его водитель сидели в машине и курили дорогие папиросы. Но вот в один момент один из избивавших парня в судорогах рухнул на землю. </text:span></text:p>
      <text:p text:style-name="P2"><text:span text:style-name="T4">–Как некрасиво мальчики! Вчетвером на одного, – сказала Настя, поправляя кольцо на среднем пальце. </text:span></text:p>
      <text:p text:style-name="P2"><text:span text:style-name="T4">–А ты кто такая? – сказал один из них.</text:span></text:p>
      <text:p text:style-name="P2"><text:span text:style-name="T4">–Да не важно, боссу понравится! – ответил другой, и тут же девушка с разворота нанесла ему удар ногой, попадая каблуком ровно в лоб, от чего тот отлетел и упал на землю. Двое других с битами бросились на нее, но она, сделав сальто, назад достала из кармана джинсов небольшую рукоять, которая в пару движений превратилась в легкий титановый шест. В следующий момент, девушка резко нанесла колотый удар одному из них в пах, так что тот согнулся, издав дикий вопль. Второй в это время замахнулся на нее битой, но тут же получил шестом по лицу, после чего Настя крутанула его в руках и </text:span><text:soft-page-break/><text:span text:style-name="T4">ударила его в спину, попадая определенную точку, чтобы парализовать на несколько часов. В следующий момент она нанесла согнувшемуся добивающий удар локтем по спине и, сложив половину шеста, метнула его в строну машины, попадая в голову водителя так, что тот потерял сознание. Эдуард выбежал из машины, не понимая, что происходит. Увидев Настю, он резко выхватил пистолет. «Даже не пытайся!» <text:s/>– улыбнувшись, сказала девушка и, сделав два колеса и сальто вперед, оказалась рядом с ним. Далее последовали 2 пощечины, после которых девушка нанесла резкий удар по ключице, в живот и в пах каблуком, после чего Эдуард лежал на земле. </text:span></text:p>
      <text:p text:style-name="P2"><text:span text:style-name="T4">–Ловко же ты их, – сказала Джейн, когда медики на носилках грузили в вертолет людей без сознания. </text:span></text:p>
      <text:p text:style-name="P2"><text:span text:style-name="T4">–Никто не любит тех, кто играет нечестно, – ответила девушка и пошла к машине. </text:span></text:p>
      <text:p text:style-name="P2"><text:span text:style-name="T4">Алина тем временем сидела в палате Александра и плакала, рассматривая изумрудные серьги, которые он хотел подарить ей в тот самый день, и они так и лежали у нее в пакете, оставленным им тогда. На следующий день его должны были отвезти в медицинский центр в Лондоне. У Алехина были сломаны ребра, ключица, правая рука в трех местах и нога в колене. Дополняло это сотрясение мозга, ушибы, ссадины и перелом нижней челюсти. </text:span></text:p>
      <text:p text:style-name="P2"><text:span text:style-name="T4">Наступила ночь, и лишь тихий дождик шуршал за окном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6:36.468000000</meta:creation-date>
    <dc:date>2022-05-15T20:26:56.066000000</dc:date>
    <meta:editing-duration>PT19S</meta:editing-duration>
    <meta:editing-cycles>1</meta:editing-cycles>
    <meta:document-statistic meta:table-count="0" meta:image-count="0" meta:object-count="0" meta:page-count="4" meta:paragraph-count="37" meta:word-count="819" meta:character-count="5166" meta:non-whitespace-character-count="4334"/>
    <meta:generator>LibreOffice/7.2.2.2$Windows_X86_64 LibreOffice_project/02b2acce88a210515b4a5bb2e46cbfb63fe97d56</meta:generator>
  </office:meta>
</office:document-meta>
</file>